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I just thought to inform you of a small typo in RMT4, page 273. </text:p>
      <text:p text:style-name="P1">In the second equation of the page, when showing the affordability of the proposed t+1 portfolio, you have written <text:span text:style-name="T1">y_t(s_0), </text:span>when I believe you meant <text:span text:style-name="T1">y_0(s_0)</text:span>.</text:p>
      <text:p text:style-name="P1"/>
      <text:p text:style-name="P1"/>
      <text:p text:style-name="P1"/>
      <text:p text:style-name="P1">Hi Tom,</text:p>
      <text:p text:style-name="P1"/>
      <text:p text:style-name="P1">I thought to make you aware of the following errors I've spotted from your chapter 2 handout:</text:p>
      <text:p text:style-name="P1"/>
      <text:p text:style-name="P1">Page 51: Just beneath (2.5.4) should read "i-th component of z1 on all k components of <text:span text:style-name="T1">z2</text:span>". </text:p>
      <text:p text:style-name="P1"/>
      <text:p text:style-name="P1">Page 51: "As a source, for example, we can take an instance of the <text:span text:style-name="T1">state-space system</text:span> (2.4.3),...".  Instead, you accidentally repeated the word "state space".</text:p>
      <text:p text:style-name="P1"/>
      <text:p text:style-name="P1">Page 77, Footnote 41: You may be correct here, but it seems as if you've mixed Jensen's inequality after you stated "But the fact that u'''&lt;0 implies..."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19:57.405820699</meta:creation-date>
    <dc:date>2019-11-04T11:22:32.020064417</dc:date>
    <meta:editing-duration>PT2M34S</meta:editing-duration>
    <meta:editing-cycles>2</meta:editing-cycles>
    <meta:generator>LibreOffice/6.2.7.1$MacOSX_X86_64 LibreOffice_project/23edc44b61b830b7d749943e020e96f5a7df63bf</meta:generator>
    <meta:document-statistic meta:table-count="0" meta:image-count="0" meta:object-count="0" meta:page-count="1" meta:paragraph-count="7" meta:word-count="128" meta:character-count="728" meta:non-whitespace-character-count="603"/>
  </office:meta>
</office:document-meta>
</file>